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T Serif" svg:font-family="'PT Serif', serif"/>
    <style:font-face style:name="Roboto Condensed" svg:font-family="'Roboto Condensed', sans-serif"/>
    <style:font-face style:name="Verdana" svg:font-family="Verdana, 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3a7ef" officeooo:paragraph-rsid="0003a7ef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03a7ef" officeooo:paragraph-rsid="0003a7ef" style:font-size-asian="10.5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59e86" officeooo:paragraph-rsid="00059e8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9e86" officeooo:paragraph-rsid="00059e86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68b7d" officeooo:paragraph-rsid="00068b7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68b7d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068b7d"/>
    </style:style>
    <style:style style:name="P8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098b9a" officeooo:paragraph-rsid="00098b9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ac064" officeooo:paragraph-rsid="000ac064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0c294a" officeooo:paragraph-rsid="000c294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c294a" officeooo:paragraph-rsid="000c294a" style:font-weight-asian="normal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0de2b7" officeooo:paragraph-rsid="000de2b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0de2b7" officeooo:paragraph-rsid="000de2b7" style:font-weight-asian="normal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0ec7ff" officeooo:paragraph-rsid="000ec7f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0ec7ff" officeooo:paragraph-rsid="000ec7ff" style:font-weight-asian="normal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style:text-underline-style="none" fo:font-weight="normal" officeooo:rsid="000f4566" officeooo:paragraph-rsid="000f456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0f4566" officeooo:paragraph-rsid="000f4566" style:font-weight-asian="normal" style:font-weight-complex="normal"/>
    </style:style>
    <style:style style:name="P18" style:family="paragraph" style:parent-style-name="Standard" style:list-style-name="L8">
      <style:paragraph-properties fo:text-align="start" style:justify-single-word="false"/>
      <style:text-properties style:text-underline-style="none" fo:font-weight="normal" officeooo:rsid="0010b182" officeooo:paragraph-rsid="0010b18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0b182" officeooo:paragraph-rsid="0010b182" style:font-weight-asian="normal" style:font-weight-complex="normal"/>
    </style:style>
    <style:style style:name="P20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11b687" officeooo:paragraph-rsid="0011b68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11b687" officeooo:paragraph-rsid="0011b687" style:font-weight-asian="normal" style:font-weight-complex="normal"/>
    </style:style>
    <style:style style:name="P22" style:family="paragraph" style:parent-style-name="Standard" style:list-style-name="L9">
      <style:paragraph-properties fo:text-align="start" style:justify-single-word="false"/>
      <style:text-properties style:text-underline-style="none" fo:font-weight="normal" officeooo:rsid="00137a30" officeooo:paragraph-rsid="00137a3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137a30" officeooo:paragraph-rsid="00137a30" style:font-weight-asian="normal" style:font-weight-complex="normal"/>
    </style:style>
    <style:style style:name="P24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14f7b8" officeooo:paragraph-rsid="0014f7b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14f7b8" officeooo:paragraph-rsid="0014f7b8" style:font-weight-asian="normal" style:font-weight-complex="normal"/>
    </style:style>
    <style:style style:name="P26" style:family="paragraph" style:parent-style-name="Standard" style:list-style-name="L10">
      <style:paragraph-properties fo:text-align="start" style:justify-single-word="false"/>
      <style:text-properties style:text-underline-style="none" fo:font-weight="normal" officeooo:rsid="0016fb88" officeooo:paragraph-rsid="0016fb88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16fb88" officeooo:paragraph-rsid="0016fb88" style:font-weight-asian="normal" style:font-weight-complex="normal"/>
    </style:style>
    <style:style style:name="P28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16fb88" officeooo:paragraph-rsid="0016fb88" style:font-weight-asian="normal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text-underline-style="none" officeooo:rsid="0008157f" officeooo:paragraph-rsid="0008157f"/>
    </style:style>
    <style:style style:name="P30" style:family="paragraph" style:parent-style-name="Standard">
      <style:paragraph-properties fo:text-align="start" style:justify-single-word="false"/>
      <style:text-properties style:text-underline-style="none" officeooo:rsid="0008157f" officeooo:paragraph-rsid="0008157f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bold" officeooo:rsid="00082b8b" officeooo:paragraph-rsid="00082b8b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bold" officeooo:rsid="000c8bae" officeooo:paragraph-rsid="000de2b7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bold" officeooo:rsid="000e85af" officeooo:paragraph-rsid="000e85af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bold" officeooo:rsid="000f4566" officeooo:paragraph-rsid="000f4566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bold" officeooo:rsid="00112fc0" officeooo:paragraph-rsid="00112fc0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bold" officeooo:rsid="00137a30" officeooo:paragraph-rsid="00137a30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bold" officeooo:rsid="0016fb88" officeooo:paragraph-rsid="0016fb88" style:font-weight-asian="bold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fo:font-size="12pt" style:text-underline-style="none" fo:font-weight="bold" officeooo:rsid="0003a7ef" officeooo:paragraph-rsid="0003a7ef" style:font-size-asian="10.5pt" style:font-weight-asian="bold" style:font-size-complex="12pt" style:font-weight-complex="bold"/>
    </style:style>
    <style:style style:name="T1" style:family="text">
      <style:text-properties fo:font-variant="normal" fo:text-transform="none" fo:color="#666565" style:font-name="PT Serif" fo:font-size="13.5pt" fo:letter-spacing="normal" fo:font-style="normal" style:font-size-asian="10.5pt" style:font-size-complex="12pt"/>
    </style:style>
    <style:style style:name="T2" style:family="text">
      <style:text-properties fo:font-variant="normal" fo:text-transform="none" fo:color="#666565" style:font-name="PT Serif" fo:font-size="13.5pt" fo:letter-spacing="normal" fo:font-style="normal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68b7d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68b7d" style:font-size-asian="10.5pt" style:font-weight-asian="normal" style:font-size-complex="12pt" style:font-weight-complex="normal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officeooo:rsid="00152490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9</text:p>
      <text:p text:style-name="P1">SELECCIÓN DE PERSONAL</text:p>
      <text:p text:style-name="P1"/>
      <text:p text:style-name="P1"/>
      <text:p text:style-name="P1"/>
      <text:p text:style-name="P38">1. ¿Qué es una carta de presentación? ¿Cuál es su estructura? Citar los 6 puntos a tener en cuenta al redactar una carta de presentación.</text:p>
      <text:p text:style-name="P2"/>
      <text:list xml:id="list335338941" text:style-name="L1">
        <text:list-item>
          <text:p text:style-name="P3">Es el escrito que se envía junto con el currículum.</text:p>
        </text:list-item>
      </text:list>
      <text:p text:style-name="P4"/>
      <text:list xml:id="list194655702142647" text:continue-numbering="true" text:style-name="L1">
        <text:list-item>
          <text:p text:style-name="P5">Primer párrafo.</text:p>
        </text:list-item>
        <text:list-item>
          <text:p text:style-name="P5">Segundo párrafo.</text:p>
        </text:list-item>
        <text:list-item>
          <text:p text:style-name="P5">Tercer párrafo.</text:p>
        </text:list-item>
        <text:list-item>
          <text:p text:style-name="P7"><text:span text:style-name="T3">Despedida.</text:span></text:p>
        </text:list-item>
      </text:list>
      <text:p text:style-name="P6"><text:span text:style-name="T3"/></text:p>
      <text:list xml:id="list194655259786088" text:continue-numbering="true" text:style-name="L1">
        <text:list-item>
          <text:p text:style-name="P29"><text:span text:style-name="T5">D</text:span><text:span text:style-name="T4">ebe estar dirigida a una persona concreta.</text:span></text:p>
        </text:list-item>
        <text:list-item>
          <text:p text:style-name="P29"><text:span text:style-name="T4">El tipo de letra ha de ser clásico.</text:span></text:p>
        </text:list-item>
        <text:list-item>
          <text:p text:style-name="P29"><text:span text:style-name="T4">No debes subestimarte.</text:span></text:p>
        </text:list-item>
        <text:list-item>
          <text:p text:style-name="P29"><text:span text:style-name="T4">Se especificará claramente el puesto que se solicita.</text:span></text:p>
        </text:list-item>
        <text:list-item>
          <text:p text:style-name="P29"><text:span text:style-name="T4">El tratamiento debe ser respetuoso.</text:span></text:p>
        </text:list-item>
        <text:list-item>
          <text:p text:style-name="P29"><text:span text:style-name="T4">Pueden incluirse referencias e informes.</text:span></text:p>
        </text:list-item>
      </text:list>
      <text:p text:style-name="P30"><text:span text:style-name="T4"/></text:p>
      <text:p text:style-name="P31"><text:span text:style-name="T6">2. ¿Qué es el CV? ¿Cuál es su estructura más usual?</text:span></text:p>
      <text:p text:style-name="P31"><text:span text:style-name="T6"/></text:p>
      <text:list xml:id="list1511566753" text:style-name="L3">
        <text:list-item>
          <text:p text:style-name="P8"><text:span text:style-name="T6">Es un documento que refleja los estudios y los méritos personales y profesionales de una persona, con el objetivo de conseguir un empleo.</text:span></text:p>
        </text:list-item>
      </text:list>
      <text:p text:style-name="P9"><text:span text:style-name="T6"/></text:p>
      <text:list xml:id="list194655323265564" text:continue-numbering="true" text:style-name="L3">
        <text:list-item>
          <text:p text:style-name="P10"><text:span text:style-name="T6">Estructura:</text:span></text:p>
          <text:list>
            <text:list-item>
              <text:p text:style-name="P10"><text:span text:style-name="T6">Datos personales.</text:span></text:p>
            </text:list-item>
            <text:list-item>
              <text:p text:style-name="P10"><text:span text:style-name="T6">Formación académica.</text:span></text:p>
            </text:list-item>
            <text:list-item>
              <text:p text:style-name="P10"><text:span text:style-name="T6">Formación especializada y complementaria.</text:span></text:p>
            </text:list-item>
            <text:list-item>
              <text:p text:style-name="P10"><text:span text:style-name="T6">Idiomas.</text:span></text:p>
            </text:list-item>
            <text:list-item>
              <text:p text:style-name="P10"><text:span text:style-name="T6">Experiencia profesional.</text:span></text:p>
            </text:list-item>
            <text:list-item>
              <text:p text:style-name="P10"><text:span text:style-name="T6">Otros datos de interés.</text:span></text:p>
            </text:list-item>
          </text:list>
        </text:list-item>
      </text:list>
      <text:p text:style-name="P11"><text:span text:style-name="T6"/></text:p>
      <text:p text:style-name="P32"><text:span text:style-name="T6">3. Decir y explicar brevemente otras 2 formas de presentar un CV más actuales (internet).</text:span></text:p>
      <text:p text:style-name="P32"><text:span text:style-name="T6"/></text:p>
      <text:list xml:id="list4119111780" text:style-name="L6">
        <text:list-item>
          <text:p text:style-name="P12"><text:span text:style-name="T6">Cronológico:</text:span></text:p>
          <text:list>
            <text:list-item>
              <text:p text:style-name="P12"><text:span text:style-name="T1">Esta forma de presentar tu currículum </text:span><text:span text:style-name="Strong_20_Emphasis"><text:span text:style-name="T2">destaca tus logros desde la fecha más reciente hasta la más antigua</text:span></text:span><text:span text:style-name="T1">. Es recomendable para medir la trayectoria, la agilidad en su ascenso, el tipo de empresas en las que tiene experiencia y el nivel actual de liderazgo y responsabilidad.</text:span><text:span text:style-name="T6"> </text:span></text:p>
            </text:list-item>
          </text:list>
        </text:list-item>
      </text:list>
      <text:p text:style-name="P13"><text:span text:style-name="T6"/></text:p>
      <text:list xml:id="list194655419662979" text:continue-numbering="true" text:style-name="L6">
        <text:list-item>
          <text:p text:style-name="P12"><text:span text:style-name="T6">Funcional:</text:span></text:p>
          <text:list>
            <text:list-item>
              <text:p text:style-name="P12"><text:span text:style-name="T1">Este tipo de currículum </text:span><text:span text:style-name="Strong_20_Emphasis"><text:span text:style-name="T2">ordena la información por medio de áreas de conocimiento y experiencia</text:span></text:span><text:span text:style-name="T1">.</text:span><text:span text:style-name="T6"> </text:span></text:p>
            </text:list-item>
          </text:list>
        </text:list-item>
      </text:list>
      <text:p text:style-name="P13"><text:span text:style-name="T6"/></text:p>
      <text:p text:style-name="P33"><text:span text:style-name="T6">4. ¿Qué es un videocurrículum digital? ¿Qué recomiendan los expertos para realizarlo correctamente?</text:span></text:p>
      <text:p text:style-name="P33"><text:span text:style-name="T6"/></text:p>
      <text:list xml:id="list68259443" text:style-name="L7">
        <text:list-item>
          <text:p text:style-name="P14"><text:span text:style-name="T6">Es una grabación en vídeo digital de dos o tres minutos en la que el aspirante da a conocer su formación y trayectoria profesional.</text:span></text:p>
        </text:list-item>
      </text:list>
      <text:p text:style-name="P15"><text:span text:style-name="T6"/></text:p>
      <text:list xml:id="list194655701284327" text:continue-numbering="true" text:style-name="L7">
        <text:list-item>
          <text:p text:style-name="P16"><text:span text:style-name="T6">Los expertos recomiendan:</text:span></text:p>
          <text:list>
            <text:list-item>
              <text:p text:style-name="P16"><text:span text:style-name="T6">Preocuparse por la buena calidad de imagen.</text:span></text:p>
            </text:list-item>
            <text:list-item>
              <text:p text:style-name="P16"><text:span text:style-name="T6">Realizar una introducción en la que el aspirante presenta quién es.</text:span></text:p>
            </text:list-item>
            <text:list-item>
              <text:p text:style-name="P16"><text:span text:style-name="T6">Cuidar el decorado, la indumentaria, la comunicación verbal y lenguaje corporal.</text:span></text:p>
            </text:list-item>
            <text:list-item>
              <text:p text:style-name="P16"><text:soft-page-break/><text:span text:style-name="T6">Se explicará lo que puede aportar el candidato.</text:span></text:p>
            </text:list-item>
          </text:list>
        </text:list-item>
      </text:list>
      <text:p text:style-name="P17"><text:span text:style-name="T6"/></text:p>
      <text:p text:style-name="P34"><text:span text:style-name="T6">5. Citar 4 tipos de pruebas utilizadas en los procesos de selección de personal.</text:span></text:p>
      <text:p text:style-name="P34"><text:span text:style-name="T6"/></text:p>
      <text:list xml:id="list3852070156" text:style-name="L8">
        <text:list-item>
          <text:p text:style-name="P18"><text:span text:style-name="T6">Pruebas de inteligencia y aptitudes.</text:span></text:p>
        </text:list-item>
        <text:list-item>
          <text:p text:style-name="P18"><text:span text:style-name="T6">Cuestionarios de personalidad e intereses.</text:span></text:p>
        </text:list-item>
        <text:list-item>
          <text:p text:style-name="P18"><text:span text:style-name="T6">Pruebas profesionales y de conocimientos.</text:span></text:p>
        </text:list-item>
        <text:list-item>
          <text:p text:style-name="P18"><text:span text:style-name="T6">Pruebas de idiomas.</text:span></text:p>
        </text:list-item>
      </text:list>
      <text:p text:style-name="P19"><text:span text:style-name="T6"/></text:p>
      <text:p text:style-name="P35"><text:span text:style-name="T6">6. ¿A qué nos referimos con la expresión “primera impresión” en relación a una entrevista de trabajo? ¿Qué aspectos se cuidarán para causar una buena impresión? ¿Qué es conveniente tener en cuenta en cuanto a la indumentaria y al aspecto personal?</text:span></text:p>
      <text:p text:style-name="P35"><text:span text:style-name="T6"/></text:p>
      <text:list xml:id="list276920288" text:style-name="L9">
        <text:list-item>
          <text:p text:style-name="P20"><text:span text:style-name="T6">Son los 3 primeros minutos de la entrevista en los cuales el entrevistador analizará al candidato según la impresión que le dé.</text:span></text:p>
        </text:list-item>
      </text:list>
      <text:p text:style-name="P21"><text:span text:style-name="T6"/></text:p>
      <text:list xml:id="list194655015140873" text:continue-numbering="true" text:style-name="L9">
        <text:list-item>
          <text:p text:style-name="P20"><text:span text:style-name="T6">Aspectos:</text:span></text:p>
          <text:list>
            <text:list-item>
              <text:p text:style-name="P20"><text:span text:style-name="T6">Llegar con puntualidad.</text:span></text:p>
            </text:list-item>
            <text:list-item>
              <text:p text:style-name="P20"><text:span text:style-name="T6">Se estrecha la mano derecha con firmeza.</text:span></text:p>
            </text:list-item>
            <text:list-item>
              <text:p text:style-name="P20"><text:span text:style-name="T6">No hay que sentarse hasta que lo indique.</text:span></text:p>
            </text:list-item>
            <text:list-item>
              <text:p text:style-name="P20"><text:span text:style-name="T6">Se debe ser amable con las personas que reciben.</text:span></text:p>
            </text:list-item>
            <text:list-item>
              <text:p text:style-name="P20"><text:span text:style-name="T6">Se ha de tratar de usted al entrevistador.</text:span></text:p>
            </text:list-item>
          </text:list>
        </text:list-item>
      </text:list>
      <text:p text:style-name="P21"><text:span text:style-name="T6"/></text:p>
      <text:list xml:id="list194656418467131" text:continue-numbering="true" text:style-name="L9">
        <text:list-item>
          <text:p text:style-name="P22"><text:span text:style-name="T6">Indumentaria:</text:span></text:p>
          <text:list>
            <text:list-item>
              <text:p text:style-name="P22"><text:span text:style-name="T6">Vestir de manera similar a como visten en la empresa.</text:span></text:p>
            </text:list-item>
          </text:list>
        </text:list-item>
        <text:list-item>
          <text:p text:style-name="P22"><text:span text:style-name="T6">Ir siempre limpio.</text:span></text:p>
        </text:list-item>
        <text:list-item>
          <text:p text:style-name="P22"><text:span text:style-name="T6">Es recomendable la discreción.</text:span></text:p>
        </text:list-item>
        <text:list-item>
          <text:p text:style-name="P22"><text:span text:style-name="T6">Las empresas suelen ser organizaciones conservadoras, por lo que no es aconsejable tener a la vista piercings o tatuajes.</text:span></text:p>
        </text:list-item>
      </text:list>
      <text:p text:style-name="P23"><text:span text:style-name="T6"/></text:p>
      <text:p text:style-name="P36"><text:span text:style-name="T6">7. Citar 5 consejos en relación a la comunicación “no verbal” en una entrevista de trabajo. ¿Qué gestos que realizarías “espontáneamente” en tu próxima entrevista y qué significan?</text:span></text:p>
      <text:p text:style-name="P36"><text:span text:style-name="T6"/></text:p>
      <text:list xml:id="list961744577" text:style-name="L10">
        <text:list-item>
          <text:p text:style-name="P24"><text:span text:style-name="T6">No hay que sentarse en el borde de la silla.</text:span></text:p>
        </text:list-item>
        <text:list-item>
          <text:p text:style-name="P24"><text:span text:style-name="T6">La mirada huidiza o la incapacidad de resistir la mirada del otro puede ser un signo de timidez.</text:span></text:p>
        </text:list-item>
        <text:list-item>
          <text:p text:style-name="P24"><text:span text:style-name="T6">No se debe mirar a otro lado.</text:span></text:p>
        </text:list-item>
        <text:list-item>
          <text:p text:style-name="P24"><text:span text:style-name="T6">Intentar no sudar, enrojecerse, tener las palmas húmedas.</text:span></text:p>
        </text:list-item>
        <text:list-item>
          <text:p text:style-name="P24"><text:span text:style-name="T6">Ofrecer la mano con energía.</text:span></text:p>
        </text:list-item>
        <text:list-item>
          <text:p text:style-name="P24"><text:span text:style-name="T6">No tocarse la nariz ni los ojos.</text:span></text:p>
        </text:list-item>
        <text:list-item>
          <text:p text:style-name="P24"><text:span text:style-name="T6">No conviene cambiar constantemente de posición.</text:span></text:p>
        </text:list-item>
      </text:list>
      <text:p text:style-name="P25"><text:span text:style-name="T6"/></text:p>
      <text:list xml:id="list194655693222683" text:continue-numbering="true" text:style-name="L10">
        <text:list-item>
          <text:p text:style-name="P24"><text:span text:style-name="T6">Gestos </text:span><text:span text:style-name="T7">espontáneos</text:span><text:span text:style-name="T6">:</text:span></text:p>
          <text:list>
            <text:list-item>
              <text:p text:style-name="P26"><text:span text:style-name="T6">Inclinar la cabeza:</text:span></text:p>
              <text:list>
                <text:list-item>
                  <text:p text:style-name="P26"><text:span text:style-name="T6">Interés.</text:span></text:p>
                </text:list-item>
              </text:list>
            </text:list-item>
            <text:list-item>
              <text:p text:style-name="P26"><text:span text:style-name="T6">Unir la punta de los dedos:</text:span></text:p>
              <text:list>
                <text:list-item>
                  <text:p text:style-name="P26"><text:span text:style-name="T6">Confianza.</text:span></text:p>
                </text:list-item>
              </text:list>
            </text:list-item>
            <text:list-item>
              <text:p text:style-name="P26"><text:span text:style-name="T6">Acariciarse la barbilla:</text:span></text:p>
              <text:list>
                <text:list-item>
                  <text:p text:style-name="P26"><text:span text:style-name="T6">Reflexión.</text:span></text:p>
                </text:list-item>
              </text:list>
            </text:list-item>
          </text:list>
        </text:list-item>
      </text:list>
      <text:p text:style-name="P27"><text:span text:style-name="T6"/></text:p>
      <text:p text:style-name="P37"><text:span text:style-name="T6">8. ¿Qué es una entrevista por competencias?</text:span></text:p>
      <text:p text:style-name="P37"><text:span text:style-name="T6"/></text:p>
      <text:list xml:id="list3635993397" text:style-name="L11">
        <text:list-item>
          <text:p text:style-name="P28"><text:soft-page-break/><text:span text:style-name="T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T Serif" svg:font-family="'PT Serif', serif"/>
    <style:font-face style:name="Roboto Condensed" svg:font-family="'Roboto Condensed', sans-serif"/>
    <style:font-face style:name="Verdana" svg:font-family="Verdana, 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9:03:10.809000000</meta:creation-date>
    <dc:date>2019-02-22T19:46:03.827000000</dc:date>
    <meta:editing-duration>PT21M41S</meta:editing-duration>
    <meta:editing-cycles>23</meta:editing-cycles>
    <meta:generator>LibreOffice/6.1.3.2$Windows_X86_64 LibreOffice_project/86daf60bf00efa86ad547e59e09d6bb77c699acb</meta:generator>
    <meta:document-statistic meta:table-count="0" meta:image-count="0" meta:object-count="0" meta:page-count="4" meta:paragraph-count="70" meta:word-count="629" meta:character-count="3569" meta:non-whitespace-character-count="3067"/>
  </office:meta>
</office:document-meta>
</file>